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59.24pt"/>
    </style:style>
    <style:style style:name="co11" style:family="table-column">
      <style:table-column-properties fo:break-before="auto" style:column-width="33.76pt"/>
    </style:style>
    <style:style style:name="co12" style:family="table-column">
      <style:table-column-properties fo:break-before="auto" style:column-width="69pt"/>
    </style:style>
    <style:style style:name="co13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40" style:family="table-cell" style:parent-style-name="Default">
      <style:table-cell-properties fo:border-bottom="none" fo:border-left="0.74pt dotted #000000" fo:border-right="none" fo:border-top="none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3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5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4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7" style:family="table-cell" style:parent-style-name="Default" style:data-style-name="N3">
      <style:table-cell-properties style:diagonal-bl-tr="none" style:diagonal-tl-br="none" fo:border="none" style:rotation-align="none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6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8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84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8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86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8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3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95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97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98" style:family="table-cell" style:parent-style-name="Default">
      <style:table-cell-properties fo:border-bottom="0.74pt dotted #000000" fo:border-left="none" fo:border-right="none" fo:border-top="none"/>
    </style:style>
    <style:style style:name="ce9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10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1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none" fo:border-left="0.06pt solid #000000" fo:border-right="0.06pt solid #000000" fo:border-top="none"/>
    </style:style>
    <style:style style:name="ce10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04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05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0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07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1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font-name="Arial" style:font-name-asian="WenQuanYi Micro Hei" style:font-name-complex="Lohit Devanagari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rotation-align="none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12"/>
        <table:table-column table:style-name="co3" table:default-cell-style-name="ce19"/>
        <table:table-column table:style-name="co4" table:default-cell-style-name="ce26"/>
        <table:table-column table:style-name="co2" table:default-cell-style-name="ce26"/>
        <table:table-column table:style-name="co5" table:default-cell-style-name="ce43"/>
        <table:table-column table:style-name="co6" table:default-cell-style-name="ce20"/>
        <table:table-column table:style-name="co7" table:default-cell-style-name="ce63"/>
        <table:table-column table:style-name="co5" table:default-cell-style-name="ce43"/>
        <table:table-column table:style-name="co6" table:default-cell-style-name="ce20"/>
        <table:table-column table:style-name="co7" table:default-cell-style-name="ce63"/>
        <table:table-column table:style-name="co5" table:default-cell-style-name="ce43"/>
        <table:table-column table:style-name="co6" table:default-cell-style-name="ce20"/>
        <table:table-column table:style-name="co7" table:default-cell-style-name="ce63"/>
        <table:table-column table:style-name="co2" table:default-cell-style-name="ce12"/>
        <table:table-column table:style-name="co6" table:default-cell-style-name="ce82"/>
        <table:table-column table:style-name="co8" table:default-cell-style-name="ce20"/>
        <table:table-column table:style-name="co6" table:default-cell-style-name="ce20"/>
        <table:table-column table:style-name="co2" table:default-cell-style-name="ce12"/>
        <table:table-column table:style-name="co9" table:default-cell-style-name="ce20"/>
        <table:table-column table:style-name="co10" table:default-cell-style-name="ce20"/>
        <table:table-column table:style-name="co11" table:default-cell-style-name="ce63"/>
        <table:table-column table:style-name="co11" table:default-cell-style-name="ce8"/>
        <table:table-column table:style-name="co12" table:default-cell-style-name="ce12"/>
        <table:table-column table:style-name="co13" table:number-columns-repeated="1000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4" office:value-type="string" calcext:value-type="string" table:number-columns-spanned="10" table:number-rows-spanned="1">
            <text:p>All threads</text:p>
          </table:table-cell>
          <table:covered-table-cell table:number-columns-repeated="8" table:style-name="ce13"/>
          <table:covered-table-cell table:style-name="ce74"/>
          <table:table-cell table:style-name="ce13" table:number-columns-repeated="2"/>
          <table:table-cell table:style-name="ce74"/>
          <table:table-cell table:style-name="ce14" office:value-type="string" calcext:value-type="string" table:number-columns-spanned="4" table:number-rows-spanned="1">
            <text:p>Initial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4"/>
          <table:table-cell table:style-name="ce5" office:value-type="string" calcext:value-type="string" table:number-columns-spanned="1" table:number-rows-spanned="6">
            <text:p>time(NULL)</text:p>
          </table:table-cell>
          <table:table-cell table:style-name="ce108" office:value-type="string" calcext:value-type="string" table:number-columns-spanned="1" table:number-rows-spanned="6">
            <text:p>Scenarios</text:p>
          </table:table-cell>
          <table:table-cell table:style-name="ce115" table:number-columns-repeated="981"/>
          <table:table-cell table:style-name="ce2" table:number-columns-repeated="19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2" table:number-rows-spanned="1">
            <text:p>Module</text:p>
          </table:table-cell>
          <table:covered-table-cell table:style-name="ce14"/>
          <table:table-cell table:style-name="ce14"/>
          <table:table-cell table:style-name="ce35" office:value-type="string" calcext:value-type="string" table:number-columns-spanned="9" table:number-rows-spanned="1">
            <text:p>Heap</text:p>
          </table:table-cell>
          <table:covered-table-cell table:number-columns-repeated="5" table:style-name="ce35"/>
          <table:covered-table-cell table:number-columns-repeated="2" table:style-name="ce13"/>
          <table:covered-table-cell table:style-name="ce35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4" office:value-type="string" calcext:value-type="string" table:number-columns-spanned="3" table:number-rows-spanned="1">
            <text:p>main</text:p>
          </table:table-cell>
          <table:covered-table-cell table:number-columns-repeated="2" table:style-name="ce4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3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3"/>
          <table:covered-table-cell table:style-name="ce5"/>
          <table:covered-table-cell table:style-name="ce108"/>
          <table:table-cell table:style-name="ce116"/>
          <table:table-cell table:number-columns-repeated="999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5"/>
          <table:table-cell table:style-name="ce15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2" office:value-type="string" calcext:value-type="string" table:number-columns-spanned="1" table:number-rows-spanned="3">
            <text:p>alarm 1</text:p>
          </table:table-cell>
          <table:table-cell table:style-name="ce36" office:value-type="string" calcext:value-type="string">
            <text:p>link</text:p>
          </table:table-cell>
          <table:table-cell table:style-name="ce50" office:value-type="string" calcext:value-type="string">
            <text:p>seconds</text:p>
          </table:table-cell>
          <table:table-cell table:style-name="ce61" office:value-type="string" calcext:value-type="string">
            <text:p>time</text:p>
          </table:table-cell>
          <table:table-cell table:style-name="ce36" office:value-type="string" calcext:value-type="string">
            <text:p>link</text:p>
          </table:table-cell>
          <table:table-cell table:style-name="ce50" office:value-type="string" calcext:value-type="string">
            <text:p>seconds</text:p>
          </table:table-cell>
          <table:table-cell table:style-name="ce61" office:value-type="string" calcext:value-type="string">
            <text:p>time</text:p>
          </table:table-cell>
          <table:table-cell table:style-name="ce36" office:value-type="string" calcext:value-type="string">
            <text:p>link</text:p>
          </table:table-cell>
          <table:table-cell table:style-name="ce50" office:value-type="string" calcext:value-type="string">
            <text:p>seconds</text:p>
          </table:table-cell>
          <table:table-cell table:style-name="ce61" office:value-type="string" calcext:value-type="string">
            <text:p>time</text:p>
          </table:table-cell>
          <table:covered-table-cell table:style-name="ce5"/>
          <table:table-cell table:style-name="ce77" office:value-type="string" calcext:value-type="string">
            <text:p>alarm</text:p>
          </table:table-cell>
          <table:table-cell table:style-name="ce15" office:value-type="string" calcext:value-type="string">
            <text:p>last</text:p>
          </table:table-cell>
          <table:table-cell table:style-name="ce15" office:value-type="string" calcext:value-type="string">
            <text:p>next</text:p>
          </table:table-cell>
          <table:covered-table-cell table:style-name="ce5"/>
          <table:table-cell table:style-name="ce15" office:value-type="string" calcext:value-type="string">
            <text:p>alarm</text:p>
          </table:table-cell>
          <table:table-cell table:style-name="ce15" office:value-type="string" calcext:value-type="string">
            <text:p>sleep_time</text:p>
          </table:table-cell>
          <table:table-cell table:style-name="ce61" office:value-type="string" calcext:value-type="string">
            <text:p>now</text:p>
          </table:table-cell>
          <table:covered-table-cell table:style-name="ce5"/>
          <table:covered-table-cell table:style-name="ce108"/>
          <table:table-cell table:number-columns-repeated="1000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5"/>
          <table:table-cell table:style-name="ce16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covered-table-cell table:style-name="ce33"/>
          <table:table-cell table:style-name="ce37" office:value-type="string" calcext:value-type="string">
            <text:p>alarm_tag*</text:p>
          </table:table-cell>
          <table:table-cell table:style-name="ce51" office:value-type="string" calcext:value-type="string">
            <text:p>int</text:p>
          </table:table-cell>
          <table:table-cell table:style-name="ce62" office:value-type="string" calcext:value-type="string">
            <text:p>time_t</text:p>
          </table:table-cell>
          <table:table-cell table:style-name="ce37" office:value-type="string" calcext:value-type="string">
            <text:p>alarm_tag*</text:p>
          </table:table-cell>
          <table:table-cell table:style-name="ce51" office:value-type="string" calcext:value-type="string">
            <text:p>int</text:p>
          </table:table-cell>
          <table:table-cell table:style-name="ce62" office:value-type="string" calcext:value-type="string">
            <text:p>time_t</text:p>
          </table:table-cell>
          <table:table-cell table:style-name="ce37" office:value-type="string" calcext:value-type="string">
            <text:p>alarm_tag*</text:p>
          </table:table-cell>
          <table:table-cell table:style-name="ce51" office:value-type="string" calcext:value-type="string">
            <text:p>int</text:p>
          </table:table-cell>
          <table:table-cell table:style-name="ce62" office:value-type="string" calcext:value-type="string">
            <text:p>time_t</text:p>
          </table:table-cell>
          <table:covered-table-cell table:style-name="ce5"/>
          <table:table-cell table:style-name="ce78" office:value-type="string" calcext:value-type="string">
            <text:p>alarm_t*</text:p>
          </table:table-cell>
          <table:table-cell table:style-name="ce16" office:value-type="string" calcext:value-type="string">
            <text:p>alarm_t**</text:p>
          </table:table-cell>
          <table:table-cell table:style-name="ce16" office:value-type="string" calcext:value-type="string">
            <text:p>alarm_t*</text:p>
          </table:table-cell>
          <table:covered-table-cell table:style-name="ce5"/>
          <table:table-cell table:style-name="ce16" office:value-type="string" calcext:value-type="string">
            <text:p>alarm_t*</text:p>
          </table:table-cell>
          <table:table-cell table:style-name="ce16" office:value-type="string" calcext:value-type="string">
            <text:p>int</text:p>
          </table:table-cell>
          <table:table-cell table:style-name="ce62" office:value-type="string" calcext:value-type="string">
            <text:p>time_t</text:p>
          </table:table-cell>
          <table:covered-table-cell table:style-name="ce5"/>
          <table:covered-table-cell table:style-name="ce108"/>
          <table:table-cell table:number-columns-repeated="1000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5"/>
          <table:table-cell table:style-name="ce16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covered-table-cell table:style-name="ce34"/>
          <table:table-cell table:style-name="ce37" office:value-type="string" calcext:value-type="string">
            <text:p>cell #</text:p>
          </table:table-cell>
          <table:table-cell table:style-name="ce51" office:value-type="string" calcext:value-type="string">
            <text:p>value</text:p>
          </table:table-cell>
          <table:table-cell table:style-name="ce62" office:value-type="string" calcext:value-type="string">
            <text:p>value</text:p>
          </table:table-cell>
          <table:table-cell table:style-name="ce37" office:value-type="string" calcext:value-type="string">
            <text:p>cell #</text:p>
          </table:table-cell>
          <table:table-cell table:style-name="ce51" office:value-type="string" calcext:value-type="string">
            <text:p>value</text:p>
          </table:table-cell>
          <table:table-cell table:style-name="ce62" office:value-type="string" calcext:value-type="string">
            <text:p>value</text:p>
          </table:table-cell>
          <table:table-cell table:style-name="ce37" office:value-type="string" calcext:value-type="string">
            <text:p>cell #</text:p>
          </table:table-cell>
          <table:table-cell table:style-name="ce51" office:value-type="string" calcext:value-type="string">
            <text:p>value</text:p>
          </table:table-cell>
          <table:table-cell table:style-name="ce62" office:value-type="string" calcext:value-type="string">
            <text:p>value</text:p>
          </table:table-cell>
          <table:covered-table-cell table:style-name="ce5"/>
          <table:table-cell table:style-name="ce78" office:value-type="string" calcext:value-type="string">
            <text:p>cell #</text:p>
          </table:table-cell>
          <table:table-cell table:number-columns-repeated="2" table:style-name="ce16" office:value-type="string" calcext:value-type="string">
            <text:p>cell #</text:p>
          </table:table-cell>
          <table:covered-table-cell table:style-name="ce5"/>
          <table:table-cell table:style-name="ce16" office:value-type="string" calcext:value-type="string">
            <text:p>cell #</text:p>
          </table:table-cell>
          <table:table-cell table:style-name="ce16" office:value-type="string" calcext:value-type="string">
            <text:p>value</text:p>
          </table:table-cell>
          <table:table-cell table:style-name="ce62" office:value-type="string" calcext:value-type="string">
            <text:p>value</text:p>
          </table:table-cell>
          <table:covered-table-cell table:style-name="ce5"/>
          <table:covered-table-cell table:style-name="ce108"/>
          <table:table-cell table:number-columns-repeated="1000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5"/>
          <table:table-cell table:style-name="ce17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style-name="ce26" table:formula="of:=[.E6]+1" office:value-type="float" office:value="3" calcext:value-type="float">
            <text:p>3</text:p>
          </table:table-cell>
          <table:table-cell table:style-name="ce2" table:formula="of:=[.F6]+1" office:value-type="float" office:value="4" calcext:value-type="float">
            <text:p>4</text:p>
          </table:table-cell>
          <table:table-cell table:formula="of:=[.G6]+1" office:value-type="float" office:value="5" calcext:value-type="float">
            <text:p>5</text:p>
          </table:table-cell>
          <table:table-cell table:formula="of:=[.H6]+1" office:value-type="float" office:value="6" calcext:value-type="float">
            <text:p>6</text:p>
          </table:table-cell>
          <table:table-cell table:style-name="ce2" table:formula="of:=[.I6]+1" office:value-type="float" office:value="7" calcext:value-type="float">
            <text:p>7</text:p>
          </table:table-cell>
          <table:table-cell table:formula="of:=[.J6]+1" office:value-type="float" office:value="8" calcext:value-type="float">
            <text:p>8</text:p>
          </table:table-cell>
          <table:table-cell table:formula="of:=[.K6]+1" office:value-type="float" office:value="9" calcext:value-type="float">
            <text:p>9</text:p>
          </table:table-cell>
          <table:table-cell table:style-name="ce2" table:formula="of:=[.L6]+1" office:value-type="float" office:value="10" calcext:value-type="float">
            <text:p>10</text:p>
          </table:table-cell>
          <table:table-cell table:formula="of:=[.M6]+1" office:value-type="float" office:value="11" calcext:value-type="float">
            <text:p>11</text:p>
          </table:table-cell>
          <table:covered-table-cell table:style-name="ce5"/>
          <table:table-cell table:style-name="ce20" table:formula="of:=[.N6]+1" office:value-type="float" office:value="12" calcext:value-type="float">
            <text:p>12</text:p>
          </table:table-cell>
          <table:table-cell table:style-name="ce2" table:formula="of:=[.P6]+1" office:value-type="float" office:value="13" calcext:value-type="float">
            <text:p>13</text:p>
          </table:table-cell>
          <table:table-cell table:formula="of:=[.Q6]+1" office:value-type="float" office:value="14" calcext:value-type="float">
            <text:p>14</text:p>
          </table:table-cell>
          <table:covered-table-cell table:style-name="ce5"/>
          <table:table-cell table:formula="of:=[.R6]+1" office:value-type="float" office:value="15" calcext:value-type="float">
            <text:p>15</text:p>
          </table:table-cell>
          <table:table-cell table:formula="of:=[.T6]+1" office:value-type="float" office:value="16" calcext:value-type="float">
            <text:p>16</text:p>
          </table:table-cell>
          <table:table-cell table:formula="of:=[.U6]+1" office:value-type="float" office:value="17" calcext:value-type="float">
            <text:p>17</text:p>
          </table:table-cell>
          <table:covered-table-cell table:style-name="ce5"/>
          <table:covered-table-cell table:style-name="ce108"/>
          <table:table-cell table:number-columns-repeated="1000"/>
        </table:table-row>
        <table:table-row table:style-name="ro3">
          <table:table-cell/>
          <table:table-cell table:style-name="ce6" table:formula="of:=[.O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6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27"/>
          <table:table-cell table:style-name="ce38"/>
          <table:table-cell table:style-name="ce19"/>
          <table:table-cell table:style-name="ce64"/>
          <table:table-cell table:style-name="ce38"/>
          <table:table-cell table:style-name="ce19"/>
          <table:table-cell table:style-name="ce64"/>
          <table:table-cell table:style-name="ce38"/>
          <table:table-cell table:style-name="ce19"/>
          <table:table-cell table:style-name="ce64"/>
          <table:table-cell table:style-name="ce6" office:value-type="string" calcext:value-type="string">
            <text:p>12 pthread_mutex_t alarm_mutex = PTHREAD_MUTEX_INITIALIZER;</text:p>
          </table:table-cell>
          <table:table-cell table:style-name="ce79" office:value-type="string" calcext:value-type="string">
            <text:p><text:s/></text:p>
          </table:table-cell>
          <table:table-cell table:style-name="ce19" table:number-columns-repeated="2"/>
          <table:table-cell table:style-name="ce6"/>
          <table:table-cell table:style-name="ce19" table:number-columns-repeated="2"/>
          <table:table-cell table:style-name="ce64"/>
          <table:table-cell table:style-name="ce101"/>
          <table:table-cell table:style-name="ce109"/>
          <table:table-cell table:style-name="ce117" table:number-columns-repeated="981"/>
          <table:table-cell table:style-name="ce2" table:number-columns-repeated="19"/>
        </table:table-row>
        <table:table-row table:style-name="ro2">
          <table:table-cell/>
          <table:table-cell table:style-name="ce7" table:formula="of:=[.O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28"/>
          <table:table-cell table:style-name="ce39"/>
          <table:table-cell table:style-name="ce52"/>
          <table:table-cell table:style-name="ce65"/>
          <table:table-cell table:style-name="ce39"/>
          <table:table-cell table:style-name="ce52"/>
          <table:table-cell table:style-name="ce65"/>
          <table:table-cell table:style-name="ce39"/>
          <table:table-cell table:style-name="ce52"/>
          <table:table-cell table:style-name="ce65"/>
          <table:table-cell table:style-name="ce7" office:value-type="string" calcext:value-type="string">
            <text:p>13 alarm_t* alarm_list = NULL;</text:p>
          </table:table-cell>
          <table:table-cell table:style-name="ce80" office:value-type="string" calcext:value-type="string">
            <text:p><text:s/></text:p>
          </table:table-cell>
          <table:table-cell table:style-name="ce52" table:number-columns-repeated="2"/>
          <table:table-cell table:style-name="ce86"/>
          <table:table-cell table:style-name="ce18"/>
          <table:table-cell table:style-name="ce52" table:number-columns-repeated="2"/>
          <table:table-cell table:style-name="ce86"/>
          <table:table-cell table:style-name="ce7"/>
          <table:table-cell table:number-columns-repeated="1000"/>
        </table:table-row>
        <table:table-row table:style-name="ro1">
          <table:table-cell/>
          <table:table-cell table:style-name="ce6"/>
          <table:table-cell table:style-name="Default"/>
          <table:table-cell table:style-name="ce27" table:number-columns-repeated="2"/>
          <table:table-cell table:style-name="ce40"/>
          <table:table-cell table:style-name="Default" table:number-columns-repeated="2"/>
          <table:table-cell table:style-name="ce40"/>
          <table:table-cell table:style-name="Default" table:number-columns-repeated="2"/>
          <table:table-cell table:style-name="ce40"/>
          <table:table-cell table:style-name="Default" table:number-columns-repeated="2"/>
          <table:table-cell table:style-name="ce6" office:value-type="string" calcext:value-type="string">
            <text:p>55 status = pthread_create(&amp;thread, NULL, alarm_thread, NULL);</text:p>
          </table:table-cell>
          <table:table-cell table:style-name="ce79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102"/>
          <table:table-cell table:style-name="ce110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1000"/>
        </table:table-row>
        <table:table-row table:style-name="ro2">
          <table:table-cell/>
          <table:table-cell table:style-name="ce6"/>
          <table:table-cell table:style-name="Default"/>
          <table:table-cell table:style-name="ce27" table:number-columns-repeated="2"/>
          <table:table-cell table:style-name="ce40"/>
          <table:table-cell table:style-name="Default" table:number-columns-repeated="2"/>
          <table:table-cell table:style-name="ce40"/>
          <table:table-cell table:style-name="Default" table:number-columns-repeated="2"/>
          <table:table-cell table:style-name="ce40"/>
          <table:table-cell table:style-name="Default" table:number-columns-repeated="2"/>
          <table:table-cell table:style-name="ce6" office:value-type="string" calcext:value-type="string">
            <text:p>56 while (1)</text:p>
          </table:table-cell>
          <table:table-cell table:style-name="ce79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102"/>
          <table:covered-table-cell table:style-name="ce110"/>
          <table:table-cell table:number-columns-repeated="1000"/>
        </table:table-row>
        <table:table-row table:style-name="ro2">
          <table:table-cell/>
          <table:table-cell table:style-name="ce6"/>
          <table:table-cell table:style-name="Default"/>
          <table:table-cell table:style-name="ce27" table:number-columns-repeated="2"/>
          <table:table-cell table:style-name="ce40"/>
          <table:table-cell table:style-name="Default" table:number-columns-repeated="2"/>
          <table:table-cell table:style-name="ce40"/>
          <table:table-cell table:style-name="Default" table:number-columns-repeated="2"/>
          <table:table-cell table:style-name="ce40"/>
          <table:table-cell table:style-name="Default" table:number-columns-repeated="2"/>
          <table:table-cell table:style-name="ce6" office:value-type="string" calcext:value-type="string">
            <text:p>57 printf("alarm&gt; ");</text:p>
          </table:table-cell>
          <table:table-cell table:style-name="ce79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102"/>
          <table:covered-table-cell table:style-name="ce110"/>
          <table:table-cell table:number-columns-repeated="1000"/>
        </table:table-row>
        <table:table-row table:style-name="ro1">
          <table:table-cell/>
          <table:table-cell table:style-name="ce6"/>
          <table:table-cell table:style-name="ce2" table:number-columns-repeated="3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76" office:value-type="string" calcext:value-type="string">
            <text:p>58 if (fgets(line, sizeof(line), stdin) == NULL)</text:p>
          </table:table-cell>
          <table:table-cell table:style-name="ce81" office:value-type="string" calcext:value-type="string">
            <text:p><text:s/></text:p>
          </table:table-cell>
          <table:table-cell table:style-name="ce55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102"/>
          <table:covered-table-cell table:style-name="ce110"/>
          <table:table-cell table:number-columns-repeated="1000"/>
        </table:table-row>
        <table:table-row table:style-name="ro2">
          <table:table-cell/>
          <table:table-cell table:style-name="ce6" table:formula="of:=[.S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76"/>
          <table:table-cell table:style-name="ce81"/>
          <table:table-cell table:style-name="ce55" table:number-columns-repeated="2"/>
          <table:table-cell table:style-name="ce6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102"/>
          <table:covered-table-cell table:style-name="ce110"/>
          <table:table-cell table:number-columns-repeated="1000"/>
        </table:table-row>
        <table:table-row table:style-name="ro2">
          <table:table-cell/>
          <table:table-cell table:style-name="ce8"/>
          <table:table-cell table:style-name="ce16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76"/>
          <table:table-cell table:style-name="ce81"/>
          <table:table-cell table:style-name="ce55" table:number-columns-repeated="2"/>
          <table:table-cell table:style-name="ce6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102"/>
          <table:covered-table-cell table:style-name="ce110"/>
          <table:table-cell table:number-columns-repeated="1000"/>
        </table:table-row>
        <table:table-row table:style-name="ro2">
          <table:table-cell/>
          <table:table-cell table:style-name="ce6"/>
          <table:table-cell table:style-name="ce2" table:number-columns-repeated="3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76"/>
          <table:table-cell table:style-name="ce81"/>
          <table:table-cell table:style-name="ce55" table:number-columns-repeated="2"/>
          <table:table-cell table:style-name="ce76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2"/>
          <table:covered-table-cell table:style-name="ce110"/>
          <table:table-cell table:number-columns-repeated="1000"/>
        </table:table-row>
        <table:table-row table:style-name="ro2">
          <table:table-cell/>
          <table:table-cell table:style-name="ce6"/>
          <table:table-cell table:style-name="ce16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76"/>
          <table:table-cell table:style-name="ce81"/>
          <table:table-cell table:style-name="ce55" table:number-columns-repeated="2"/>
          <table:table-cell table:style-name="ce6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102"/>
          <table:covered-table-cell table:style-name="ce110"/>
          <table:table-cell table:number-columns-repeated="1000"/>
        </table:table-row>
        <table:table-row table:style-name="ro2">
          <table:table-cell/>
          <table:table-cell table:style-name="ce6" table:formula="of:=[.S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76"/>
          <table:table-cell table:style-name="ce81"/>
          <table:table-cell table:style-name="ce55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69"/>
          <table:table-cell table:style-name="ce102"/>
          <table:covered-table-cell table:style-name="ce110"/>
          <table:table-cell table:number-columns-repeated="1000"/>
        </table:table-row>
        <table:table-row table:style-name="ro2">
          <table:table-cell/>
          <table:table-cell table:style-name="ce6"/>
          <table:table-cell table:style-name="ce16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76"/>
          <table:table-cell table:style-name="ce81"/>
          <table:table-cell table:style-name="ce55" table:number-columns-repeated="2"/>
          <table:table-cell table:style-name="ce76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102"/>
          <table:covered-table-cell table:style-name="ce110"/>
          <table:table-cell table:number-columns-repeated="1000"/>
        </table:table-row>
        <table:table-row table:style-name="ro2">
          <table:table-cell/>
          <table:table-cell table:style-name="ce6" table:formula="of:=[.O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6" office:value-type="string" calcext:value-type="string">
            <text:p><text:s/></text:p>
          </table:table-cell>
          <table:table-cell table:style-name="ce2" table:number-columns-repeated="2"/>
          <table:table-cell table:style-name="ce41" office:value-type="string" calcext:value-type="string">
            <text:p>NULL</text:p>
          </table:table-cell>
          <table:table-cell table:style-name="ce53" office:value-type="string" calcext:value-type="string">
            <text:p>NULL</text:p>
          </table:table-cell>
          <table:table-cell table:style-name="ce66" office:value-type="string" calcext:value-type="string">
            <text:p>NULL</text:p>
          </table:table-cell>
          <table:table-cell table:style-name="ce41"/>
          <table:table-cell table:style-name="ce53"/>
          <table:table-cell table:style-name="ce66"/>
          <table:table-cell table:style-name="ce41"/>
          <table:table-cell table:style-name="ce53"/>
          <table:table-cell table:style-name="ce66"/>
          <table:table-cell table:style-name="ce6" office:value-type="string" calcext:value-type="string">
            <text:p>60 alarm = (alarm_t*)malloc(sizeof(alarm_t));</text:p>
          </table:table-cell>
          <table:table-cell table:style-name="ce79" table:formula="of:=[.$F$6]" office:value-type="float" office:value="3" calcext:value-type="float">
            <text:p>3</text:p>
          </table:table-cell>
          <table:table-cell table:style-name="ce58" table:number-columns-repeated="2"/>
          <table:table-cell table:style-name="ce76" office:value-type="string" calcext:value-type="string">
            <text:p>40 sleep(sleep_time);</text:p>
          </table:table-cell>
          <table:table-cell table:style-name="ce81" office:value-type="string" calcext:value-type="string">
            <text:p><text:s/></text:p>
          </table:table-cell>
          <table:table-cell table:style-name="ce55"/>
          <table:table-cell table:style-name="Default"/>
          <table:table-cell table:style-name="ce102"/>
          <table:covered-table-cell table:style-name="ce110"/>
          <table:table-cell table:number-columns-repeated="1000"/>
        </table:table-row>
        <table:table-row table:style-name="ro2">
          <table:table-cell/>
          <table:table-cell table:style-name="ce6" table:formula="of:=[.O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6" office:value-type="string" calcext:value-type="string">
            <text:p><text:s/></text:p>
          </table:table-cell>
          <table:table-cell table:style-name="ce2" table:number-columns-repeated="2"/>
          <table:table-cell table:style-name="ce42"/>
          <table:table-cell table:style-name="ce54" office:value-type="float" office:value="10" calcext:value-type="float">
            <text:p>10</text:p>
          </table:table-cell>
          <table:table-cell table:style-name="ce67"/>
          <table:table-cell table:style-name="ce42"/>
          <table:table-cell table:style-name="ce54"/>
          <table:table-cell table:style-name="ce67"/>
          <table:table-cell table:style-name="ce42"/>
          <table:table-cell table:style-name="ce54"/>
          <table:table-cell table:style-name="ce67"/>
          <table:table-cell table:style-name="ce76" office:value-type="string" calcext:value-type="string">
            <text:p>61 if (sscanf(line, "%d %64[^\n]", &amp;alarm-&gt;seconds, alarm-&gt;message) &lt; 2)</text:p>
          </table:table-cell>
          <table:table-cell table:style-name="ce81" office:value-type="string" calcext:value-type="string">
            <text:p><text:s/></text:p>
          </table:table-cell>
          <table:table-cell table:style-name="ce58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102"/>
          <table:covered-table-cell table:style-name="ce110"/>
          <table:table-cell table:number-columns-repeated="1000"/>
        </table:table-row>
        <table:table-row table:style-name="ro2">
          <table:table-cell/>
          <table:table-cell table:style-name="ce6"/>
          <table:table-cell table:style-name="ce16"/>
          <table:table-cell table:style-name="ce2" table:number-columns-repeated="2"/>
          <table:table-cell table:style-name="ce42"/>
          <table:table-cell table:style-name="ce54"/>
          <table:table-cell table:style-name="ce67"/>
          <table:table-cell table:style-name="ce42"/>
          <table:table-cell table:style-name="ce54"/>
          <table:table-cell table:style-name="ce67"/>
          <table:table-cell table:style-name="ce42"/>
          <table:table-cell table:style-name="ce54"/>
          <table:table-cell table:style-name="ce67"/>
          <table:table-cell table:style-name="ce76" office:value-type="string" calcext:value-type="string">
            <text:p>64 } else {</text:p>
          </table:table-cell>
          <table:table-cell table:style-name="ce81" office:value-type="string" calcext:value-type="string">
            <text:p><text:s/></text:p>
          </table:table-cell>
          <table:table-cell table:style-name="ce58" table:number-columns-repeated="2"/>
          <table:table-cell table:style-name="ce6"/>
          <table:table-cell table:style-name="ce19"/>
          <table:table-cell table:style-name="ce2" table:number-columns-repeated="2"/>
          <table:table-cell table:style-name="ce102"/>
          <table:covered-table-cell table:style-name="ce110"/>
          <table:table-cell table:number-columns-repeated="1000"/>
        </table:table-row>
        <table:table-row table:style-name="ro2">
          <table:table-cell/>
          <table:table-cell table:style-name="ce6" table:formula="of:=[.O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6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2"/>
          <table:covered-table-cell table:style-name="ce110"/>
          <table:table-cell table:number-columns-repeated="1000"/>
        </table:table-row>
        <table:table-row table:style-name="ro2">
          <table:table-cell/>
          <table:table-cell table:style-name="ce6" table:formula="of:=[.O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2" table:number-columns-repeated="2"/>
          <table:table-cell table:style-name="ce40"/>
          <table:table-cell table:style-name="ce2"/>
          <table:table-cell table:style-name="ce68" table:formula="of:=[.$W23]+[.G20]" office:value-type="float" office:value="10010" calcext:value-type="float">
            <text:p>10,010</text:p>
          </table:table-cell>
          <table:table-cell table:style-name="ce40"/>
          <table:table-cell table:style-name="ce2"/>
          <table:table-cell table:style-name="ce68"/>
          <table:table-cell table:style-name="ce40"/>
          <table:table-cell table:style-name="ce2"/>
          <table:table-cell table:style-name="ce68"/>
          <table:table-cell table:style-name="ce6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6" office:value-type="string" calcext:value-type="string">
            <text:p>…</text:p>
          </table:table-cell>
          <table:table-cell table:style-name="ce2" table:number-columns-repeated="3"/>
          <table:table-cell table:style-name="ce103" office:value-type="float" office:value="10000" calcext:value-type="float">
            <text:p>10,000</text:p>
          </table:table-cell>
          <table:covered-table-cell table:style-name="ce110"/>
          <table:table-cell table:number-columns-repeated="1000"/>
        </table:table-row>
        <table:table-row table:style-name="ro2">
          <table:table-cell/>
          <table:table-cell table:style-name="ce8"/>
          <table:table-cell table:style-name="ce2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6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2"/>
          <table:table-cell table:style-name="ce76"/>
          <table:table-cell table:style-name="ce91"/>
          <table:table-cell table:style-name="ce2"/>
          <table:table-cell table:style-name="Default"/>
          <table:table-cell table:style-name="ce102"/>
          <table:covered-table-cell table:style-name="ce110"/>
          <table:table-cell table:number-columns-repeated="1000"/>
        </table:table-row>
        <table:table-row table:style-name="ro2">
          <table:table-cell/>
          <table:table-cell table:style-name="ce8"/>
          <table:table-cell table:style-name="ce2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6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$D$8]" office:value-type="string" office:string-value="NULL" calcext:value-type="string">
            <text:p>NULL</text:p>
          </table:table-cell>
          <table:table-cell table:style-name="ce76"/>
          <table:table-cell table:style-name="ce91"/>
          <table:table-cell table:style-name="ce2"/>
          <table:table-cell table:style-name="Default"/>
          <table:table-cell table:style-name="ce102"/>
          <table:covered-table-cell table:style-name="ce110"/>
          <table:table-cell table:number-columns-repeated="1000"/>
        </table:table-row>
        <table:table-row table:style-name="ro2">
          <table:table-cell/>
          <table:table-cell table:style-name="ce8"/>
          <table:table-cell table:style-name="ce2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6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6"/>
          <table:table-cell table:style-name="ce91"/>
          <table:table-cell table:style-name="ce2"/>
          <table:table-cell table:style-name="Default"/>
          <table:table-cell table:style-name="ce102"/>
          <table:covered-table-cell table:style-name="ce110"/>
          <table:table-cell table:number-columns-repeated="1000"/>
        </table:table-row>
        <table:table-row table:style-name="ro2">
          <table:table-cell/>
          <table:table-cell table:style-name="ce8"/>
          <table:table-cell table:style-name="ce2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6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6"/>
          <table:table-cell table:style-name="ce91"/>
          <table:table-cell table:style-name="ce2"/>
          <table:table-cell table:style-name="Default"/>
          <table:table-cell table:style-name="ce102"/>
          <table:covered-table-cell table:style-name="ce110"/>
          <table:table-cell table:number-columns-repeated="1000"/>
        </table:table-row>
        <table:table-row table:style-name="ro2">
          <table:table-cell/>
          <table:table-cell table:style-name="ce6" table:formula="of:=[.O28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formula="of:=[.P19]" office:value-type="float" office:value="3" calcext:value-type="float">
            <text:p>3</text:p>
          </table:table-cell>
          <table:table-cell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6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6"/>
          <table:table-cell table:style-name="ce91"/>
          <table:table-cell table:style-name="ce2"/>
          <table:table-cell table:style-name="Default"/>
          <table:table-cell table:style-name="ce102"/>
          <table:covered-table-cell table:style-name="ce110"/>
          <table:table-cell table:number-columns-repeated="1000"/>
        </table:table-row>
        <table:table-row table:style-name="ro2">
          <table:table-cell/>
          <table:table-cell table:style-name="ce6" table:formula="of:=[.O29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2" table:number-columns-repeated="2"/>
          <table:table-cell office:value-type="string" calcext:value-type="string">
            <text:p>NULL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 table:style-name="ce6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6"/>
          <table:table-cell table:style-name="ce91"/>
          <table:table-cell table:style-name="ce2"/>
          <table:table-cell table:style-name="Default"/>
          <table:table-cell table:style-name="ce102"/>
          <table:covered-table-cell table:style-name="ce110"/>
          <table:table-cell table:number-columns-repeated="1000"/>
        </table:table-row>
        <table:table-row table:style-name="ro2">
          <table:table-cell/>
          <table:table-cell table:style-name="ce6" table:formula="of:=[.O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 table:number-columns-repeated="2"/>
          <table:table-cell table:style-name="ce42"/>
          <table:table-cell table:style-name="ce55"/>
          <table:table-cell table:style-name="ce69"/>
          <table:table-cell table:style-name="ce42"/>
          <table:table-cell table:style-name="ce55"/>
          <table:table-cell table:style-name="ce69"/>
          <table:table-cell table:style-name="ce42"/>
          <table:table-cell table:style-name="ce55"/>
          <table:table-cell table:style-name="ce69"/>
          <table:table-cell table:style-name="ce6" office:value-type="string" calcext:value-type="string">
            <text:p>89 status = pthread_mutex_unlock(&amp;alarm_mutex);</text:p>
          </table:table-cell>
          <table:table-cell table:style-name="ce79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6"/>
          <table:table-cell table:style-name="ce91"/>
          <table:table-cell table:style-name="ce2"/>
          <table:table-cell table:style-name="Default"/>
          <table:table-cell table:style-name="ce102"/>
          <table:covered-table-cell table:style-name="ce110"/>
          <table:table-cell table:number-columns-repeated="1000"/>
        </table:table-row>
        <table:table-row table:style-name="ro2">
          <table:table-cell/>
          <table:table-cell table:style-name="ce6"/>
          <table:table-cell table:style-name="Default"/>
          <table:table-cell table:style-name="ce27" table:number-columns-repeated="2"/>
          <table:table-cell table:style-name="ce42"/>
          <table:table-cell table:style-name="ce55"/>
          <table:table-cell table:style-name="ce69"/>
          <table:table-cell table:style-name="ce42"/>
          <table:table-cell table:style-name="ce55"/>
          <table:table-cell table:style-name="ce69"/>
          <table:table-cell table:style-name="ce42"/>
          <table:table-cell table:style-name="ce55"/>
          <table:table-cell table:style-name="ce69"/>
          <table:table-cell table:style-name="ce6" office:value-type="string" calcext:value-type="string">
            <text:p>56 while (1)</text:p>
          </table:table-cell>
          <table:table-cell table:style-name="ce79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6"/>
          <table:table-cell table:style-name="ce19" office:value-type="string" calcext:value-type="string">
            <text:p><text:s/></text:p>
          </table:table-cell>
          <table:table-cell table:style-name="ce55"/>
          <table:table-cell table:style-name="ce69"/>
          <table:table-cell table:style-name="ce102"/>
          <table:covered-table-cell table:style-name="ce110"/>
          <table:table-cell table:number-columns-repeated="1000"/>
        </table:table-row>
        <table:table-row table:style-name="ro2">
          <table:table-cell/>
          <table:table-cell table:style-name="ce6"/>
          <table:table-cell table:style-name="ce16"/>
          <table:table-cell table:style-name="ce27" table:number-columns-repeated="2"/>
          <table:table-cell table:style-name="ce42"/>
          <table:table-cell table:style-name="ce55"/>
          <table:table-cell table:style-name="ce69"/>
          <table:table-cell table:style-name="ce42"/>
          <table:table-cell table:style-name="ce55"/>
          <table:table-cell table:style-name="ce69"/>
          <table:table-cell table:style-name="ce42"/>
          <table:table-cell table:style-name="ce55"/>
          <table:table-cell table:style-name="ce69"/>
          <table:table-cell table:style-name="ce6" office:value-type="string" calcext:value-type="string">
            <text:p>57 printf("alarm&gt; ");</text:p>
          </table:table-cell>
          <table:table-cell table:style-name="ce79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6"/>
          <table:table-cell table:style-name="ce91"/>
          <table:table-cell table:style-name="ce55"/>
          <table:table-cell table:style-name="ce69"/>
          <table:table-cell table:style-name="ce102"/>
          <table:covered-table-cell table:style-name="ce110"/>
          <table:table-cell table:number-columns-repeated="1000"/>
        </table:table-row>
        <table:table-row table:style-name="ro2">
          <table:table-cell/>
          <table:table-cell table:style-name="ce7"/>
          <table:table-cell table:style-name="ce21"/>
          <table:table-cell table:style-name="ce28" table:number-columns-repeated="2"/>
          <table:table-cell table:style-name="ce44"/>
          <table:table-cell table:style-name="ce56"/>
          <table:table-cell table:style-name="ce70"/>
          <table:table-cell table:style-name="ce44"/>
          <table:table-cell table:style-name="ce56"/>
          <table:table-cell table:style-name="ce70"/>
          <table:table-cell table:style-name="ce44"/>
          <table:table-cell table:style-name="ce56"/>
          <table:table-cell table:style-name="ce70"/>
          <table:table-cell table:style-name="ce7" office:value-type="string" calcext:value-type="string">
            <text:p>58 if (fgets(line, sizeof(line), stdin) == NULL)</text:p>
          </table:table-cell>
          <table:table-cell table:style-name="ce80" office:value-type="string" calcext:value-type="string">
            <text:p><text:s/></text:p>
          </table:table-cell>
          <table:table-cell table:style-name="ce52"/>
          <table:table-cell table:style-name="ce18"/>
          <table:table-cell table:style-name="ce87"/>
          <table:table-cell table:style-name="ce92"/>
          <table:table-cell table:style-name="ce56"/>
          <table:table-cell table:style-name="ce70"/>
          <table:table-cell table:style-name="ce86"/>
          <table:covered-table-cell table:style-name="ce110"/>
          <table:table-cell table:number-columns-repeated="1000"/>
        </table:table-row>
        <table:table-row table:style-name="ro1">
          <table:table-cell/>
          <table:table-cell table:style-name="ce6"/>
          <table:table-cell table:style-name="ce16"/>
          <table:table-cell table:style-name="ce27" table:number-columns-repeated="2"/>
          <table:table-cell table:style-name="ce42"/>
          <table:table-cell table:style-name="ce55"/>
          <table:table-cell table:style-name="ce69"/>
          <table:table-cell table:style-name="ce42"/>
          <table:table-cell table:style-name="ce55"/>
          <table:table-cell table:style-name="ce69"/>
          <table:table-cell table:style-name="ce42"/>
          <table:table-cell table:style-name="ce55"/>
          <table:table-cell table:style-name="ce69"/>
          <table:table-cell table:style-name="ce76" office:value-type="string" calcext:value-type="string">
            <text:p>58 if (fgets(line, sizeof(line), stdin) == NULL)</text:p>
          </table:table-cell>
          <table:table-cell table:style-name="ce79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5"/>
          <table:table-cell table:style-name="ce69"/>
          <table:table-cell table:style-name="ce102"/>
          <table:table-cell table:style-name="ce111" office:value-type="string" calcext:value-type="string" table:number-columns-spanned="1" table:number-rows-spanned="16">
            <text:p>2. alarm_thread is sleeping for alarm 1’s duration. No other alarm is being entered.</text:p>
          </table:table-cell>
          <table:table-cell table:number-columns-repeated="1000"/>
        </table:table-row>
        <table:table-row table:style-name="ro1">
          <table:table-cell/>
          <table:table-cell table:style-name="ce6" table:formula="of:=[.S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76"/>
          <table:table-cell table:style-name="ce81" office:value-type="string" calcext:value-type="string">
            <text:p><text:s text:c="3"/></text:p>
          </table:table-cell>
          <table:table-cell table:number-columns-repeated="2" table:style-name="ce58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02"/>
          <table:covered-table-cell table:style-name="ce109"/>
          <table:table-cell table:style-name="ce117"/>
          <table:table-cell table:number-columns-repeated="999"/>
        </table:table-row>
        <table:table-row table:style-name="ro2">
          <table:table-cell/>
          <table:table-cell table:style-name="ce8"/>
          <table:table-cell table:style-name="ce2" table:number-columns-repeated="3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76"/>
          <table:table-cell table:style-name="ce81"/>
          <table:table-cell table:style-name="ce58" table:number-columns-repeated="2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3" calcext:value-type="float">
            <text:p>3</text:p>
          </table:table-cell>
          <table:table-cell table:style-name="ce2" table:number-columns-repeated="2"/>
          <table:table-cell table:style-name="ce102"/>
          <table:covered-table-cell table:style-name="ce109"/>
          <table:table-cell table:number-columns-repeated="1000"/>
        </table:table-row>
        <table:table-row table:style-name="ro2">
          <table:table-cell/>
          <table:table-cell table:style-name="ce8"/>
          <table:table-cell table:style-name="ce2" table:number-columns-repeated="3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76"/>
          <table:table-cell table:style-name="ce81"/>
          <table:table-cell table:style-name="ce58" table:number-columns-repeated="2"/>
          <table:table-cell table:style-name="ce76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2"/>
          <table:covered-table-cell table:style-name="ce109"/>
          <table:table-cell table:number-columns-repeated="1000"/>
        </table:table-row>
        <table:table-row table:style-name="ro2">
          <table:table-cell/>
          <table:table-cell table:style-name="ce8"/>
          <table:table-cell table:style-name="ce2" table:number-columns-repeated="3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76"/>
          <table:table-cell table:style-name="ce81"/>
          <table:table-cell table:style-name="ce58" table:number-columns-repeated="2"/>
          <table:table-cell table:style-name="ce76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2"/>
          <table:covered-table-cell table:style-name="ce109"/>
          <table:table-cell table:number-columns-repeated="1000"/>
        </table:table-row>
        <table:table-row table:style-name="ro2">
          <table:table-cell/>
          <table:table-cell table:style-name="ce6" table:formula="of:=[.S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9" table:formula="of:=[.$F$29]" office:value-type="string" office:string-value="NULL" calcext:value-type="string">
            <text:p>NULL</text:p>
          </table:table-cell>
          <table:table-cell table:style-name="ce29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76"/>
          <table:table-cell table:style-name="ce81"/>
          <table:table-cell table:style-name="ce58" table:number-columns-repeated="2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02"/>
          <table:covered-table-cell table:style-name="ce109"/>
          <table:table-cell table:number-columns-repeated="1000"/>
        </table:table-row>
        <table:table-row table:style-name="ro2">
          <table:table-cell/>
          <table:table-cell table:style-name="ce8"/>
          <table:table-cell table:style-name="ce2"/>
          <table:table-cell table:style-name="Default" table:number-columns-repeated="2"/>
          <table:table-cell table:style-name="ce45"/>
          <table:table-cell table:style-name="ce57"/>
          <table:table-cell table:style-name="ce68"/>
          <table:table-cell table:style-name="ce45"/>
          <table:table-cell table:style-name="ce57"/>
          <table:table-cell table:style-name="ce68"/>
          <table:table-cell table:style-name="ce45"/>
          <table:table-cell table:style-name="ce57"/>
          <table:table-cell table:style-name="ce68"/>
          <table:table-cell table:style-name="ce76"/>
          <table:table-cell table:style-name="ce81"/>
          <table:table-cell table:style-name="ce58" table:number-columns-repeated="2"/>
          <table:table-cell table:style-name="ce6" office:value-type="string" calcext:value-type="string">
            <text:p>28 now = time(NULL);</text:p>
          </table:table-cell>
          <table:table-cell table:style-name="ce93" office:value-type="string" calcext:value-type="string">
            <text:p><text:s/></text:p>
          </table:table-cell>
          <table:table-cell table:style-name="ce2"/>
          <table:table-cell table:style-name="ce68" table:formula="of:=[.W40]" office:value-type="float" office:value="10001" calcext:value-type="float">
            <text:p>10,001</text:p>
          </table:table-cell>
          <table:table-cell table:style-name="ce103" office:value-type="float" office:value="10001" calcext:value-type="float">
            <text:p>10,001</text:p>
          </table:table-cell>
          <table:covered-table-cell table:style-name="ce109"/>
          <table:table-cell table:number-columns-repeated="1000"/>
        </table:table-row>
        <table:table-row table:style-name="ro2">
          <table:table-cell/>
          <table:table-cell table:style-name="ce8"/>
          <table:table-cell table:style-name="ce2"/>
          <table:table-cell table:style-name="Default" table:number-columns-repeated="2"/>
          <table:table-cell table:style-name="ce45"/>
          <table:table-cell table:style-name="ce57"/>
          <table:table-cell table:style-name="ce68"/>
          <table:table-cell table:style-name="ce45"/>
          <table:table-cell table:style-name="ce57"/>
          <table:table-cell table:style-name="ce68"/>
          <table:table-cell table:style-name="ce45"/>
          <table:table-cell table:style-name="ce57"/>
          <table:table-cell table:style-name="ce68"/>
          <table:table-cell table:style-name="ce76"/>
          <table:table-cell table:style-name="ce81"/>
          <table:table-cell table:style-name="ce58"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93" office:value-type="string" calcext:value-type="string">
            <text:p><text:s/></text:p>
          </table:table-cell>
          <table:table-cell table:style-name="ce2"/>
          <table:table-cell table:style-name="ce68"/>
          <table:table-cell table:style-name="ce103"/>
          <table:covered-table-cell table:style-name="ce109"/>
          <table:table-cell table:number-columns-repeated="1000"/>
        </table:table-row>
        <table:table-row table:style-name="ro2">
          <table:table-cell/>
          <table:table-cell table:style-name="ce8"/>
          <table:table-cell table:style-name="ce2"/>
          <table:table-cell table:style-name="Default" table:number-columns-repeated="2"/>
          <table:table-cell table:style-name="ce45"/>
          <table:table-cell table:style-name="ce57"/>
          <table:table-cell table:style-name="ce68"/>
          <table:table-cell table:style-name="ce45"/>
          <table:table-cell table:style-name="ce57"/>
          <table:table-cell table:style-name="ce68"/>
          <table:table-cell table:style-name="ce45"/>
          <table:table-cell table:style-name="ce57"/>
          <table:table-cell table:style-name="ce68"/>
          <table:table-cell table:style-name="ce76"/>
          <table:table-cell table:style-name="ce81"/>
          <table:table-cell table:style-name="ce58" table:number-columns-repeated="2"/>
          <table:table-cell table:style-name="ce6" office:value-type="string" calcext:value-type="string">
            <text:p>31 else</text:p>
          </table:table-cell>
          <table:table-cell table:style-name="ce93" office:value-type="string" calcext:value-type="string">
            <text:p><text:s/></text:p>
          </table:table-cell>
          <table:table-cell table:style-name="ce2"/>
          <table:table-cell table:style-name="ce68"/>
          <table:table-cell table:style-name="ce103"/>
          <table:covered-table-cell table:style-name="ce109"/>
          <table:table-cell table:number-columns-repeated="1000"/>
        </table:table-row>
        <table:table-row table:style-name="ro2">
          <table:table-cell/>
          <table:table-cell table:style-name="ce8"/>
          <table:table-cell table:style-name="ce2"/>
          <table:table-cell table:style-name="Default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76"/>
          <table:table-cell table:style-name="ce81"/>
          <table:table-cell table:style-name="ce58" table:number-columns-repeated="2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V40]" office:value-type="float" office:value="9" calcext:value-type="float">
            <text:p>9</text:p>
          </table:table-cell>
          <table:table-cell table:style-name="ce2"/>
          <table:table-cell table:style-name="ce102"/>
          <table:covered-table-cell table:style-name="ce109"/>
          <table:table-cell table:number-columns-repeated="1000"/>
        </table:table-row>
        <table:table-row table:style-name="ro2">
          <table:table-cell/>
          <table:table-cell table:style-name="ce6" table:formula="of:=[.S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76"/>
          <table:table-cell table:style-name="ce81"/>
          <table:table-cell table:style-name="ce58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02"/>
          <table:covered-table-cell table:style-name="ce109"/>
          <table:table-cell table:number-columns-repeated="1000"/>
        </table:table-row>
        <table:table-row table:style-name="ro2">
          <table:table-cell/>
          <table:table-cell table:style-name="ce6"/>
          <table:table-cell table:style-name="ce16"/>
          <table:table-cell table:style-name="Default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76"/>
          <table:table-cell table:style-name="ce81"/>
          <table:table-cell table:style-name="ce58" table:number-columns-repeated="2"/>
          <table:table-cell table:style-name="ce76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2"/>
          <table:covered-table-cell table:style-name="ce109"/>
          <table:table-cell table:number-columns-repeated="1000"/>
        </table:table-row>
        <table:table-row table:style-name="ro2">
          <table:table-cell/>
          <table:table-cell table:style-name="ce6"/>
          <table:table-cell table:style-name="ce2"/>
          <table:table-cell table:style-name="Default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76"/>
          <table:table-cell table:style-name="ce81"/>
          <table:table-cell table:style-name="ce58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102"/>
          <table:covered-table-cell table:style-name="ce109"/>
          <table:table-cell table:number-columns-repeated="1000"/>
        </table:table-row>
        <table:table-row table:style-name="ro2">
          <table:table-cell/>
          <table:table-cell table:style-name="ce6"/>
          <table:table-cell table:style-name="ce2"/>
          <table:table-cell table:style-name="Default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76"/>
          <table:table-cell table:style-name="ce81"/>
          <table:table-cell table:style-name="ce58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102"/>
          <table:covered-table-cell table:style-name="ce109"/>
          <table:table-cell table:number-columns-repeated="1000"/>
        </table:table-row>
        <table:table-row table:style-name="ro2">
          <table:table-cell/>
          <table:table-cell table:style-name="ce8"/>
          <table:table-cell table:style-name="ce2"/>
          <table:table-cell table:style-name="Default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76"/>
          <table:table-cell table:style-name="ce81"/>
          <table:table-cell table:style-name="ce58" table:number-columns-repeated="2"/>
          <table:table-cell table:style-name="ce6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102"/>
          <table:covered-table-cell table:style-name="ce109"/>
          <table:table-cell table:number-columns-repeated="1000"/>
        </table:table-row>
        <table:table-row table:style-name="ro2">
          <table:table-cell/>
          <table:table-cell table:style-name="ce8" table:formula="of:=[.S49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 table:number-columns-repeated="2"/>
          <table:table-cell table:style-name="ce42" table:formula="of:=[.T49]" office:value-type="string" office:string-value="NULL" calcext:value-type="string">
            <text:p>NULL</text:p>
          </table:table-cell>
          <table:table-cell table:style-name="ce58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2"/>
          <table:table-cell table:style-name="ce58"/>
          <table:table-cell table:style-name="ce67"/>
          <table:table-cell table:style-name="ce42"/>
          <table:table-cell table:style-name="ce58"/>
          <table:table-cell table:style-name="ce67"/>
          <table:table-cell table:style-name="Default"/>
          <table:table-cell table:style-name="ce81"/>
          <table:table-cell table:style-name="ce58" table:number-columns-repeated="2"/>
          <table:table-cell table:style-name="ce88" office:value-type="string" calcext:value-type="string">
            <text:p>45 free(alarm);</text:p>
          </table:table-cell>
          <table:table-cell table:style-name="ce94" office:value-type="string" calcext:value-type="string">
            <text:p>NULL</text:p>
          </table:table-cell>
          <table:table-cell table:style-name="ce96"/>
          <table:table-cell table:style-name="ce98"/>
          <table:table-cell table:style-name="ce104"/>
          <table:covered-table-cell table:style-name="ce109"/>
          <table:table-cell table:number-columns-repeated="1000"/>
        </table:table-row>
        <table:table-row table:style-name="ro2">
          <table:table-cell/>
          <table:table-cell table:style-name="ce8"/>
          <table:table-cell table:style-name="ce2"/>
          <table:table-cell table:style-name="Default" table:number-columns-repeated="2"/>
          <table:table-cell table:style-name="ce42"/>
          <table:table-cell table:style-name="ce58"/>
          <table:table-cell table:style-name="ce67"/>
          <table:table-cell table:style-name="ce42"/>
          <table:table-cell table:style-name="ce58"/>
          <table:table-cell table:style-name="ce67"/>
          <table:table-cell table:style-name="ce42"/>
          <table:table-cell table:style-name="ce58"/>
          <table:table-cell table:style-name="ce67"/>
          <table:table-cell table:style-name="Default"/>
          <table:table-cell table:style-name="ce81"/>
          <table:table-cell table:style-name="ce58" table:number-columns-repeated="2"/>
          <table:table-cell table:style-name="ce89" table:formula="of:=[.S22]" office:value-type="string" office:string-value="20 while (1)" calcext:value-type="string">
            <text:p>20 while (1)</text:p>
          </table:table-cell>
          <table:table-cell table:style-name="ce95" office:value-type="string" calcext:value-type="string">
            <text:p><text:s/></text:p>
          </table:table-cell>
          <table:table-cell table:style-name="ce97"/>
          <table:table-cell table:style-name="ce99"/>
          <table:table-cell table:style-name="ce89"/>
          <table:table-cell table:style-name="ce112" office:value-type="string" calcext:value-type="string" table:number-columns-spanned="1" table:number-rows-spanned="2">
            <text:p>alarm_thread in scenario 1.</text:p>
          </table:table-cell>
          <table:table-cell table:number-columns-repeated="1000"/>
        </table:table-row>
        <table:table-row table:style-name="ro2">
          <table:table-cell/>
          <table:table-cell table:style-name="ce9"/>
          <table:table-cell table:style-name="ce18"/>
          <table:table-cell table:style-name="ce30" table:number-columns-repeated="2"/>
          <table:table-cell table:style-name="ce39"/>
          <table:table-cell table:style-name="ce52"/>
          <table:table-cell table:style-name="ce65"/>
          <table:table-cell table:style-name="ce39"/>
          <table:table-cell table:style-name="ce52"/>
          <table:table-cell table:style-name="ce65"/>
          <table:table-cell table:style-name="ce39"/>
          <table:table-cell table:style-name="ce52"/>
          <table:table-cell table:style-name="ce65"/>
          <table:table-cell table:style-name="ce9"/>
          <table:table-cell table:style-name="ce83"/>
          <table:table-cell table:style-name="ce52" table:number-columns-repeated="2"/>
          <table:table-cell table:style-name="ce86" table:formula="of:=[.S23]" office:value-type="string" office:string-value="…" calcext:value-type="string">
            <text:p>…</text:p>
          </table:table-cell>
          <table:table-cell table:style-name="ce18"/>
          <table:table-cell table:style-name="ce52"/>
          <table:table-cell table:style-name="ce65"/>
          <table:table-cell table:style-name="ce86"/>
          <table:covered-table-cell table:style-name="ce9"/>
          <table:table-cell table:number-columns-repeated="1000"/>
        </table:table-row>
        <table:table-row table:style-name="ro2">
          <table:table-cell/>
          <table:table-cell table:style-name="ce6"/>
          <table:table-cell table:style-name="ce16"/>
          <table:table-cell table:style-name="ce27" table:number-columns-repeated="2"/>
          <table:table-cell table:style-name="ce42"/>
          <table:table-cell table:style-name="ce55"/>
          <table:table-cell table:style-name="ce69"/>
          <table:table-cell table:style-name="ce42"/>
          <table:table-cell table:style-name="ce55"/>
          <table:table-cell table:style-name="ce69"/>
          <table:table-cell table:style-name="ce42"/>
          <table:table-cell table:style-name="ce55"/>
          <table:table-cell table:style-name="ce69"/>
          <table:table-cell table:style-name="ce76" office:value-type="string" calcext:value-type="string">
            <text:p>58 if (fgets(line, sizeof(line), stdin) == NULL)</text:p>
          </table:table-cell>
          <table:table-cell table:style-name="ce81" office:value-type="string" calcext:value-type="string">
            <text:p><text:s text:c="3"/></text:p>
          </table:table-cell>
          <table:table-cell table:style-name="Default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5"/>
          <table:table-cell table:style-name="ce69"/>
          <table:table-cell table:style-name="ce102"/>
          <table:table-cell table:style-name="ce113" office:value-type="string" calcext:value-type="string" table:number-columns-spanned="1" table:number-rows-spanned="27">
            <text:p>3. Alarm 2 is being entered while alarm_thread is sleeping for alarm 1’s duration.</text:p>
          </table:table-cell>
          <table:table-cell table:style-name="ce118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2">
          <table:table-cell/>
          <table:table-cell table:style-name="ce6" table:formula="of:=[.S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76"/>
          <table:table-cell table:style-name="ce81"/>
          <table:table-cell table:style-name="ce58" office:value-type="string" calcext:value-type="string">
            <text:p><text:s text:c="3"/></text:p>
          </table:table-cell>
          <table:table-cell table:style-name="ce67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02"/>
          <table:covered-table-cell/>
          <table:table-cell table:number-columns-repeated="1000"/>
        </table:table-row>
        <table:table-row table:style-name="ro2">
          <table:table-cell/>
          <table:table-cell table:style-name="ce8"/>
          <table:table-cell table:style-name="ce2" table:number-columns-repeated="3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76"/>
          <table:table-cell table:style-name="ce81"/>
          <table:table-cell table:style-name="ce58"/>
          <table:table-cell table:style-name="ce67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3" calcext:value-type="float">
            <text:p>3</text:p>
          </table:table-cell>
          <table:table-cell table:style-name="ce2" table:number-columns-repeated="2"/>
          <table:table-cell table:style-name="ce102"/>
          <table:covered-table-cell/>
          <table:table-cell table:number-columns-repeated="1000"/>
        </table:table-row>
        <table:table-row table:style-name="ro2">
          <table:table-cell/>
          <table:table-cell table:style-name="ce8"/>
          <table:table-cell table:style-name="ce2" table:number-columns-repeated="3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76"/>
          <table:table-cell table:style-name="ce81"/>
          <table:table-cell table:style-name="ce58"/>
          <table:table-cell table:style-name="ce67"/>
          <table:table-cell table:style-name="ce76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2"/>
          <table:covered-table-cell/>
          <table:table-cell table:number-columns-repeated="1000"/>
        </table:table-row>
        <table:table-row table:style-name="ro2">
          <table:table-cell/>
          <table:table-cell table:style-name="ce8"/>
          <table:table-cell table:style-name="ce2" table:number-columns-repeated="3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76"/>
          <table:table-cell table:style-name="ce81"/>
          <table:table-cell table:style-name="ce58"/>
          <table:table-cell table:style-name="ce67"/>
          <table:table-cell table:style-name="ce76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2"/>
          <table:covered-table-cell/>
          <table:table-cell table:number-columns-repeated="1000"/>
        </table:table-row>
        <table:table-row table:style-name="ro2">
          <table:table-cell/>
          <table:table-cell table:style-name="ce6" table:formula="of:=[.S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9" table:formula="of:=[.$F$29]" office:value-type="string" office:string-value="NULL" calcext:value-type="string">
            <text:p>NULL</text:p>
          </table:table-cell>
          <table:table-cell table:style-name="ce29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76"/>
          <table:table-cell table:style-name="ce81"/>
          <table:table-cell table:style-name="ce58"/>
          <table:table-cell table:style-name="ce67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02"/>
          <table:covered-table-cell/>
          <table:table-cell table:number-columns-repeated="1000"/>
        </table:table-row>
        <table:table-row table:style-name="ro2">
          <table:table-cell/>
          <table:table-cell table:style-name="ce8"/>
          <table:table-cell table:style-name="ce2"/>
          <table:table-cell table:style-name="Default" table:number-columns-repeated="2"/>
          <table:table-cell table:style-name="ce45"/>
          <table:table-cell table:style-name="ce57"/>
          <table:table-cell table:style-name="ce68"/>
          <table:table-cell table:style-name="ce45"/>
          <table:table-cell table:style-name="ce57"/>
          <table:table-cell table:style-name="ce68"/>
          <table:table-cell table:style-name="ce45"/>
          <table:table-cell table:style-name="ce57"/>
          <table:table-cell table:style-name="ce68"/>
          <table:table-cell table:style-name="ce76"/>
          <table:table-cell table:style-name="ce81"/>
          <table:table-cell table:style-name="ce58"/>
          <table:table-cell table:style-name="ce67"/>
          <table:table-cell table:style-name="ce6" office:value-type="string" calcext:value-type="string">
            <text:p>28 now = time(NULL);</text:p>
          </table:table-cell>
          <table:table-cell table:style-name="ce93" office:value-type="string" calcext:value-type="string">
            <text:p><text:s/></text:p>
          </table:table-cell>
          <table:table-cell table:style-name="ce2"/>
          <table:table-cell table:style-name="ce68" table:formula="of:=[.W58]" office:value-type="float" office:value="10001" calcext:value-type="float">
            <text:p>10,001</text:p>
          </table:table-cell>
          <table:table-cell table:style-name="ce103" office:value-type="float" office:value="10001" calcext:value-type="float">
            <text:p>10,001</text:p>
          </table:table-cell>
          <table:covered-table-cell/>
          <table:table-cell table:number-columns-repeated="1000"/>
        </table:table-row>
        <table:table-row table:style-name="ro2">
          <table:table-cell/>
          <table:table-cell table:style-name="ce8"/>
          <table:table-cell table:style-name="ce2"/>
          <table:table-cell table:style-name="Default" table:number-columns-repeated="2"/>
          <table:table-cell table:style-name="ce45"/>
          <table:table-cell table:style-name="ce57"/>
          <table:table-cell table:style-name="ce68"/>
          <table:table-cell table:style-name="ce45"/>
          <table:table-cell table:style-name="ce57"/>
          <table:table-cell table:style-name="ce68"/>
          <table:table-cell table:style-name="ce45"/>
          <table:table-cell table:style-name="ce57"/>
          <table:table-cell table:style-name="ce68"/>
          <table:table-cell table:style-name="ce6"/>
          <table:table-cell table:style-name="ce79"/>
          <table:table-cell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93" office:value-type="string" calcext:value-type="string">
            <text:p><text:s/></text:p>
          </table:table-cell>
          <table:table-cell table:style-name="ce2"/>
          <table:table-cell table:style-name="ce68"/>
          <table:table-cell table:style-name="ce103"/>
          <table:covered-table-cell/>
          <table:table-cell table:number-columns-repeated="1000"/>
        </table:table-row>
        <table:table-row table:style-name="ro2">
          <table:table-cell/>
          <table:table-cell table:style-name="ce8"/>
          <table:table-cell table:style-name="ce2"/>
          <table:table-cell table:style-name="Default" table:number-columns-repeated="2"/>
          <table:table-cell table:style-name="ce45"/>
          <table:table-cell table:style-name="ce57"/>
          <table:table-cell table:style-name="ce68"/>
          <table:table-cell table:style-name="ce45"/>
          <table:table-cell table:style-name="ce57"/>
          <table:table-cell table:style-name="ce68"/>
          <table:table-cell table:style-name="ce45"/>
          <table:table-cell table:style-name="ce57"/>
          <table:table-cell table:style-name="ce68"/>
          <table:table-cell table:number-columns-repeated="4"/>
          <table:table-cell table:style-name="ce6" office:value-type="string" calcext:value-type="string">
            <text:p>31 else</text:p>
          </table:table-cell>
          <table:table-cell table:style-name="ce93" office:value-type="string" calcext:value-type="string">
            <text:p><text:s/></text:p>
          </table:table-cell>
          <table:table-cell table:style-name="ce2"/>
          <table:table-cell table:style-name="ce68"/>
          <table:table-cell table:style-name="ce103"/>
          <table:covered-table-cell/>
          <table:table-cell table:number-columns-repeated="1000"/>
        </table:table-row>
        <table:table-row table:style-name="ro2">
          <table:table-cell/>
          <table:table-cell table:style-name="ce8"/>
          <table:table-cell table:style-name="ce2"/>
          <table:table-cell table:style-name="Default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V58]" office:value-type="float" office:value="9" calcext:value-type="float">
            <text:p>9</text:p>
          </table:table-cell>
          <table:table-cell table:style-name="ce2"/>
          <table:table-cell table:style-name="ce102"/>
          <table:covered-table-cell/>
          <table:table-cell table:number-columns-repeated="1000"/>
        </table:table-row>
        <table:table-row table:style-name="ro2">
          <table:table-cell/>
          <table:table-cell table:style-name="ce6" table:formula="of:=[.S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102"/>
          <table:covered-table-cell/>
          <table:table-cell table:number-columns-repeated="1000"/>
        </table:table-row>
        <table:table-row table:style-name="ro2">
          <table:table-cell/>
          <table:table-cell table:style-name="ce6"/>
          <table:table-cell table:style-name="ce16"/>
          <table:table-cell table:style-name="Default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style-name="ce40"/>
          <table:table-cell table:style-name="ce2" table:number-columns-repeated="2"/>
          <table:table-cell table:number-columns-repeated="4"/>
          <table:table-cell table:style-name="ce76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102"/>
          <table:covered-table-cell/>
          <table:table-cell table:number-columns-repeated="1000"/>
        </table:table-row>
        <table:table-row table:style-name="ro2">
          <table:table-cell table:style-name="ce3"/>
          <table:table-cell table:style-name="ce6" table:formula="of:=[.O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3" office:value-type="string" calcext:value-type="string">
            <text:p><text:s/></text:p>
          </table:table-cell>
          <table:table-cell table:style-name="ce23" table:number-columns-repeated="2"/>
          <table:table-cell table:style-name="ce41"/>
          <table:table-cell table:style-name="ce53"/>
          <table:table-cell table:style-name="ce66"/>
          <table:table-cell table:style-name="ce41" office:value-type="string" calcext:value-type="string">
            <text:p>NULL</text:p>
          </table:table-cell>
          <table:table-cell table:style-name="ce53" office:value-type="string" calcext:value-type="string">
            <text:p>NULL</text:p>
          </table:table-cell>
          <table:table-cell table:style-name="ce66" office:value-type="string" calcext:value-type="string">
            <text:p>NULL</text:p>
          </table:table-cell>
          <table:table-cell table:style-name="ce41"/>
          <table:table-cell table:style-name="ce53"/>
          <table:table-cell table:style-name="ce66"/>
          <table:table-cell table:style-name="ce6" office:value-type="string" calcext:value-type="string">
            <text:p>60 alarm = (alarm_t*)malloc(sizeof(alarm_t));</text:p>
          </table:table-cell>
          <table:table-cell table:style-name="ce79" table:formula="of:=[.$I$6]" office:value-type="float" office:value="6" calcext:value-type="float">
            <text:p>6</text:p>
          </table:table-cell>
          <table:table-cell table:style-name="ce58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ce23"/>
          <table:table-cell table:style-name="ce105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6" table:formula="of:=[.O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3" office:value-type="string" calcext:value-type="string">
            <text:p><text:s/></text:p>
          </table:table-cell>
          <table:table-cell table:style-name="ce31" table:number-columns-repeated="2"/>
          <table:table-cell table:style-name="ce46"/>
          <table:table-cell table:style-name="Default"/>
          <table:table-cell table:style-name="ce71"/>
          <table:table-cell table:style-name="ce46"/>
          <table:table-cell table:style-name="ce22" office:value-type="float" office:value="15" calcext:value-type="float">
            <text:p>15</text:p>
          </table:table-cell>
          <table:table-cell table:style-name="ce71"/>
          <table:table-cell table:style-name="ce46"/>
          <table:table-cell table:style-name="ce22"/>
          <table:table-cell table:style-name="ce71"/>
          <table:table-cell table:style-name="ce76" office:value-type="string" calcext:value-type="string">
            <text:p>61 if (sscanf(line, "%d %64[^\n]", &amp;alarm-&gt;seconds, alarm-&gt;message) &lt; 2)</text:p>
          </table:table-cell>
          <table:table-cell table:style-name="ce81" office:value-type="string" calcext:value-type="string">
            <text:p><text:s/></text:p>
          </table:table-cell>
          <table:table-cell table:style-name="ce58" table:number-columns-repeated="2"/>
          <table:table-cell table:style-name="ce10"/>
          <table:table-cell table:style-name="ce22" table:number-columns-repeated="2"/>
          <table:table-cell table:style-name="ce71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10"/>
          <table:table-cell/>
          <table:table-cell table:style-name="ce31" table:number-columns-repeated="2"/>
          <table:table-cell table:style-name="ce46"/>
          <table:table-cell table:style-name="ce22"/>
          <table:table-cell table:style-name="ce71"/>
          <table:table-cell table:style-name="ce46"/>
          <table:table-cell table:style-name="ce22"/>
          <table:table-cell table:style-name="ce71"/>
          <table:table-cell table:style-name="ce46"/>
          <table:table-cell table:style-name="ce22"/>
          <table:table-cell table:style-name="ce71"/>
          <table:table-cell table:style-name="ce76" office:value-type="string" calcext:value-type="string">
            <text:p>64 } else {</text:p>
          </table:table-cell>
          <table:table-cell table:style-name="ce81" office:value-type="string" calcext:value-type="string">
            <text:p><text:s/></text:p>
          </table:table-cell>
          <table:table-cell table:style-name="ce58" table:number-columns-repeated="2"/>
          <table:table-cell table:style-name="ce10"/>
          <table:table-cell table:style-name="ce22" table:number-columns-repeated="2"/>
          <table:table-cell table:style-name="ce71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6" table:formula="of:=[.O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1" table:number-columns-repeated="2"/>
          <table:table-cell table:style-name="ce46"/>
          <table:table-cell table:style-name="ce22"/>
          <table:table-cell table:style-name="ce71"/>
          <table:table-cell table:style-name="ce46"/>
          <table:table-cell table:style-name="ce22"/>
          <table:table-cell table:style-name="ce71"/>
          <table:table-cell table:style-name="ce46"/>
          <table:table-cell table:style-name="ce22"/>
          <table:table-cell table:style-name="ce71"/>
          <table:table-cell table:style-name="ce6" office:value-type="string" calcext:value-type="string">
            <text:p>65 status = pthread_mutex_lock(&amp;alarm_mutex);</text:p>
          </table:table-cell>
          <table:table-cell table:style-name="ce84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71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6" table:formula="of:=[.O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3" table:number-columns-repeated="2"/>
          <table:table-cell table:style-name="ce47"/>
          <table:table-cell table:style-name="ce3"/>
          <table:table-cell table:style-name="Default"/>
          <table:table-cell table:style-name="ce46"/>
          <table:table-cell table:style-name="ce22"/>
          <table:table-cell table:style-name="ce68" table:formula="of:=[.$W68]+[.J65]" office:value-type="float" office:value="10017" calcext:value-type="float">
            <text:p>10,017</text:p>
          </table:table-cell>
          <table:table-cell table:style-name="ce46"/>
          <table:table-cell table:style-name="ce22"/>
          <table:table-cell table:style-name="ce75"/>
          <table:table-cell table:style-name="ce6" office:value-type="string" calcext:value-type="string">
            <text:p>66 alarm-&gt;time = time(NULL) + alarm-&gt;seconds;</text:p>
          </table:table-cell>
          <table:table-cell table:style-name="ce84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71"/>
          <table:table-cell table:style-name="ce106" office:value-type="float" office:value="10002" calcext:value-type="float">
            <text:p>10,002</text:p>
          </table:table-cell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10"/>
          <table:table-cell/>
          <table:table-cell table:style-name="ce31" table:number-columns-repeated="2"/>
          <table:table-cell table:style-name="ce46"/>
          <table:table-cell table:style-name="ce22"/>
          <table:table-cell table:style-name="ce71"/>
          <table:table-cell table:style-name="ce46"/>
          <table:table-cell table:style-name="ce22"/>
          <table:table-cell table:style-name="ce71"/>
          <table:table-cell table:style-name="ce46"/>
          <table:table-cell table:style-name="ce22"/>
          <table:table-cell table:style-name="ce71"/>
          <table:table-cell table:style-name="ce6" office:value-type="string" calcext:value-type="string">
            <text:p>67 last = &amp;alarm_list;</text:p>
          </table:table-cell>
          <table:table-cell table:style-name="ce84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3"/>
          <table:table-cell table:style-name="ce10"/>
          <table:table-cell table:style-name="ce22" table:number-columns-repeated="2"/>
          <table:table-cell table:style-name="ce71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10"/>
          <table:table-cell/>
          <table:table-cell table:style-name="ce31" table:number-columns-repeated="2"/>
          <table:table-cell table:style-name="ce46"/>
          <table:table-cell table:style-name="ce22"/>
          <table:table-cell table:style-name="ce71"/>
          <table:table-cell table:style-name="ce46"/>
          <table:table-cell table:style-name="ce22"/>
          <table:table-cell table:style-name="ce71"/>
          <table:table-cell table:style-name="ce46"/>
          <table:table-cell table:style-name="ce22"/>
          <table:table-cell table:style-name="ce71"/>
          <table:table-cell table:style-name="ce6" office:value-type="string" calcext:value-type="string">
            <text:p>68 next = *last;</text:p>
          </table:table-cell>
          <table:table-cell table:style-name="ce84" office:value-type="string" calcext:value-type="string">
            <text:p><text:s/></text:p>
          </table:table-cell>
          <table:table-cell table:style-name="ce3"/>
          <table:table-cell table:style-name="ce22" table:formula="of:=[.$D$57]" office:value-type="string" office:string-value="NULL" calcext:value-type="string">
            <table:detective>
              <table:highlighted-range table:cell-range-address="cond.D57:cond.D57" table:direction="from-same-table"/>
              <table:operation table:name="trace-precedents" table:index="2"/>
            </table:detective>
            <text:p>NULL</text:p>
          </table:table-cell>
          <table:table-cell table:style-name="ce10"/>
          <table:table-cell table:style-name="ce22" table:number-columns-repeated="2"/>
          <table:table-cell table:style-name="ce71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 table:number-columns-repeated="2"/>
          <table:table-cell table:style-name="ce47"/>
          <table:table-cell table:style-name="ce3" table:number-columns-repeated="2"/>
          <table:table-cell table:style-name="ce47"/>
          <table:table-cell table:style-name="ce3" table:number-columns-repeated="2"/>
          <table:table-cell table:style-name="ce47"/>
          <table:table-cell table:style-name="ce3" table:number-columns-repeated="2"/>
          <table:table-cell table:style-name="ce6" office:value-type="string" calcext:value-type="string">
            <text:p>69 while (next != NULL) {</text:p>
          </table:table-cell>
          <table:table-cell table:style-name="ce84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71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 table:number-columns-repeated="2"/>
          <table:table-cell table:style-name="ce47"/>
          <table:table-cell table:style-name="ce3" table:number-columns-repeated="2"/>
          <table:table-cell table:style-name="ce47"/>
          <table:table-cell table:style-name="ce3" table:number-columns-repeated="2"/>
          <table:table-cell table:style-name="ce47"/>
          <table:table-cell table:style-name="ce3" table:number-columns-repeated="2"/>
          <table:table-cell table:style-name="ce6" office:value-type="string" calcext:value-type="string">
            <text:p>78 if (next == NULL) {</text:p>
          </table:table-cell>
          <table:table-cell table:style-name="ce84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71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6" table:formula="of:=[.O73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style-name="ce31" table:formula="of:=[.P64]" office:value-type="float" office:value="6" calcext:value-type="float">
            <table:detective>
              <table:highlighted-range table:cell-range-address="cond.P64:cond.P64" table:direction="from-same-table"/>
              <table:operation table:name="trace-precedents" table:index="0"/>
              <table:operation table:name="trace-precedents" table:index="1"/>
            </table:detective>
            <text:p>6</text:p>
          </table:table-cell>
          <table:table-cell table:style-name="ce31"/>
          <table:table-cell table:style-name="ce47"/>
          <table:table-cell table:style-name="ce3" table:number-columns-repeated="2"/>
          <table:table-cell table:style-name="ce47"/>
          <table:table-cell table:style-name="ce3" table:number-columns-repeated="2"/>
          <table:table-cell table:style-name="ce47"/>
          <table:table-cell table:style-name="ce3" table:number-columns-repeated="2"/>
          <table:table-cell table:style-name="ce6" office:value-type="string" calcext:value-type="string">
            <text:p>79 *last = alarm;</text:p>
          </table:table-cell>
          <table:table-cell table:style-name="ce84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71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6" table:formula="of:=[.O74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3" table:number-columns-repeated="2"/>
          <table:table-cell table:style-name="ce46"/>
          <table:table-cell table:style-name="ce3" table:number-columns-repeated="2"/>
          <table:table-cell table:style-name="ce46" office:value-type="string" calcext:value-type="string">
            <text:p>NULL</text:p>
          </table:table-cell>
          <table:table-cell table:style-name="ce3" table:number-columns-repeated="2"/>
          <table:table-cell table:style-name="ce46"/>
          <table:table-cell table:style-name="ce3" table:number-columns-repeated="2"/>
          <table:table-cell table:style-name="ce6" office:value-type="string" calcext:value-type="string">
            <text:p>80 alarm-&gt;link = NULL;</text:p>
          </table:table-cell>
          <table:table-cell table:style-name="ce84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71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6" table:formula="of:=[.O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 table:number-columns-repeated="2"/>
          <table:table-cell table:style-name="ce48"/>
          <table:table-cell table:style-name="ce59"/>
          <table:table-cell table:style-name="ce72"/>
          <table:table-cell table:style-name="ce48"/>
          <table:table-cell table:style-name="ce59"/>
          <table:table-cell table:style-name="ce72"/>
          <table:table-cell table:style-name="ce48"/>
          <table:table-cell table:style-name="ce59"/>
          <table:table-cell table:style-name="ce72"/>
          <table:table-cell table:style-name="ce6" office:value-type="string" calcext:value-type="string">
            <text:p>89 status = pthread_mutex_unlock(&amp;alarm_mutex);</text:p>
          </table:table-cell>
          <table:table-cell table:style-name="ce79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71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6"/>
          <table:table-cell table:style-name="ce23"/>
          <table:table-cell table:style-name="ce27" table:number-columns-repeated="2"/>
          <table:table-cell table:style-name="ce48"/>
          <table:table-cell table:style-name="ce59"/>
          <table:table-cell table:style-name="ce72"/>
          <table:table-cell table:style-name="ce48"/>
          <table:table-cell table:style-name="ce59"/>
          <table:table-cell table:style-name="ce72"/>
          <table:table-cell table:style-name="ce48"/>
          <table:table-cell table:style-name="ce59"/>
          <table:table-cell table:style-name="ce72"/>
          <table:table-cell table:style-name="ce6" office:value-type="string" calcext:value-type="string">
            <text:p>56 while (1)</text:p>
          </table:table-cell>
          <table:table-cell table:style-name="ce79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71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6"/>
          <table:table-cell table:style-name="ce16"/>
          <table:table-cell table:style-name="ce27" table:number-columns-repeated="2"/>
          <table:table-cell table:style-name="ce48"/>
          <table:table-cell table:style-name="ce59"/>
          <table:table-cell table:style-name="ce72"/>
          <table:table-cell table:style-name="ce48"/>
          <table:table-cell table:style-name="ce59"/>
          <table:table-cell table:style-name="ce72"/>
          <table:table-cell table:style-name="ce48"/>
          <table:table-cell table:style-name="ce59"/>
          <table:table-cell table:style-name="ce72"/>
          <table:table-cell table:style-name="ce6" office:value-type="string" calcext:value-type="string">
            <text:p>57 printf("alarm&gt; ");</text:p>
          </table:table-cell>
          <table:table-cell table:style-name="ce79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71"/>
          <table:table-cell table:style-name="ce11"/>
          <table:covered-table-cell table:style-name="ce10"/>
          <table:table-cell table:style-name="ce23" table:number-columns-repeated="1000"/>
        </table:table-row>
        <table:table-row table:style-name="ro2">
          <table:table-cell table:style-name="ce3"/>
          <table:table-cell table:style-name="ce7"/>
          <table:table-cell table:style-name="ce21"/>
          <table:table-cell table:style-name="ce28" table:number-columns-repeated="2"/>
          <table:table-cell table:style-name="ce49"/>
          <table:table-cell table:style-name="ce60"/>
          <table:table-cell table:style-name="ce73"/>
          <table:table-cell table:style-name="ce49"/>
          <table:table-cell table:style-name="ce60"/>
          <table:table-cell table:style-name="ce73"/>
          <table:table-cell table:style-name="ce49"/>
          <table:table-cell table:style-name="ce60"/>
          <table:table-cell table:style-name="ce73"/>
          <table:table-cell table:style-name="ce7" office:value-type="string" calcext:value-type="string">
            <text:p>58 if (fgets(line, sizeof(line), stdin) == NULL)</text:p>
          </table:table-cell>
          <table:table-cell table:style-name="ce80" office:value-type="string" calcext:value-type="string">
            <text:p><text:s/></text:p>
          </table:table-cell>
          <table:table-cell table:style-name="ce85"/>
          <table:table-cell table:style-name="ce18"/>
          <table:table-cell table:style-name="ce90"/>
          <table:table-cell table:style-name="ce85" table:number-columns-repeated="2"/>
          <table:table-cell table:style-name="ce100"/>
          <table:table-cell table:style-name="ce107"/>
          <table:covered-table-cell table:style-name="ce90"/>
          <table:table-cell table:style-name="ce23" table:number-columns-repeated="1000"/>
        </table:table-row>
        <table:table-row table:style-name="ro2">
          <table:table-cell table:number-columns-repeated="14"/>
          <table:table-cell table:style-name="ce76" office:value-type="string" calcext:value-type="string">
            <text:p>58 if (fgets(line, sizeof(line), stdin) == NULL)</text:p>
          </table:table-cell>
          <table:table-cell table:style-name="ce81" office:value-type="string" calcext:value-type="string">
            <text:p><text:s text:c="3"/></text:p>
          </table:table-cell>
          <table:table-cell table:number-columns-repeated="2"/>
          <table:table-cell table:formula="of:=[.S64]" office:value-type="string" office:string-value="40 sleep(sleep_time);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14" office:value-type="string" calcext:value-type="string" table:number-columns-spanned="1" table:number-rows-spanned="11">
            <text:p>4. Alarms 3 is being entered after alarm 2 has been entered (see step 3) while alarm_thread is steel sleeping for alarm 1’s duration.</text:p>
          </table:table-cell>
          <table:table-cell table:number-columns-repeated="1000"/>
        </table:table-row>
        <table:table-row table:style-name="ro2">
          <table:table-cell table:number-columns-repeated="11"/>
          <table:table-cell table:style-name="ce41" office:value-type="string" calcext:value-type="string">
            <text:p>NULL</text:p>
          </table:table-cell>
          <table:table-cell table:style-name="ce53" office:value-type="string" calcext:value-type="string">
            <text:p>NULL</text:p>
          </table:table-cell>
          <table:table-cell table:style-name="ce66" office:value-type="string" calcext:value-type="string">
            <text:p>NULL</text:p>
          </table:table-cell>
          <table:table-cell table:style-name="ce6" office:value-type="string" calcext:value-type="string">
            <text:p>60 alarm = (alarm_t*)malloc(sizeof(alarm_t));</text:p>
          </table:table-cell>
          <table:table-cell table:style-name="ce79" table:formula="of:=[.L6]" office:value-type="float" office:value="9" calcext:value-type="float">
            <text:p>9</text:p>
          </table:table-cell>
          <table:table-cell table:number-columns-repeated="7"/>
          <table:covered-table-cell/>
          <table:table-cell table:number-columns-repeated="1000"/>
        </table:table-row>
        <table:table-row table:style-name="ro2">
          <table:table-cell/>
          <table:table-cell table:style-name="ce6" table:formula="of:=[.O81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3" office:value-type="string" calcext:value-type="string">
            <text:p><text:s/></text:p>
          </table:table-cell>
          <table:table-cell table:style-name="ce31" table:number-columns-repeated="2"/>
          <table:table-cell table:style-name="ce46"/>
          <table:table-cell table:style-name="Default"/>
          <table:table-cell table:style-name="ce71"/>
          <table:table-cell table:style-name="ce46"/>
          <table:table-cell table:style-name="ce22"/>
          <table:table-cell table:style-name="ce71"/>
          <table:table-cell table:style-name="ce46"/>
          <table:table-cell table:style-name="ce22" office:value-type="float" office:value="20" calcext:value-type="float">
            <text:p>20</text:p>
          </table:table-cell>
          <table:table-cell table:style-name="ce71"/>
          <table:table-cell table:style-name="ce76" office:value-type="string" calcext:value-type="string">
            <text:p>61 if (sscanf(line, "%d %64[^\n]", &amp;alarm-&gt;seconds, alarm-&gt;message) &lt; 2)</text:p>
          </table:table-cell>
          <table:table-cell table:style-name="ce81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1000"/>
        </table:table-row>
        <table:table-row table:style-name="ro2">
          <table:table-cell table:number-columns-repeated="14"/>
          <table:table-cell table:style-name="ce76" office:value-type="string" calcext:value-type="string">
            <text:p>64 } else {</text:p>
          </table:table-cell>
          <table:table-cell table:style-name="ce81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1000"/>
        </table:table-row>
        <table:table-row table:style-name="ro2">
          <table:table-cell/>
          <table:table-cell table:style-name="ce6" table:formula="of:=[.O83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1" table:number-columns-repeated="2"/>
          <table:table-cell table:style-name="ce46"/>
          <table:table-cell table:style-name="ce22"/>
          <table:table-cell table:style-name="ce71"/>
          <table:table-cell table:style-name="ce46"/>
          <table:table-cell table:style-name="ce22"/>
          <table:table-cell table:style-name="ce71"/>
          <table:table-cell table:style-name="ce46"/>
          <table:table-cell table:style-name="ce22"/>
          <table:table-cell table:style-name="ce71"/>
          <table:table-cell table:style-name="ce6" office:value-type="string" calcext:value-type="string">
            <text:p>65 status = pthread_mutex_lock(&amp;alarm_mutex);</text:p>
          </table:table-cell>
          <table:table-cell table:style-name="ce8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1000"/>
        </table:table-row>
        <table:table-row table:style-name="ro2">
          <table:table-cell/>
          <table:table-cell table:style-name="ce6" table:formula="of:=[.O84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3" table:number-columns-repeated="2"/>
          <table:table-cell table:style-name="ce47"/>
          <table:table-cell table:style-name="ce3"/>
          <table:table-cell table:style-name="Default"/>
          <table:table-cell table:style-name="ce46"/>
          <table:table-cell table:style-name="ce22"/>
          <table:table-cell table:style-name="ce68"/>
          <table:table-cell table:style-name="ce46"/>
          <table:table-cell table:style-name="ce22"/>
          <table:table-cell table:style-name="ce68" table:formula="of:=[.$W84]+[.M81]" office:value-type="float" office:value="10025" calcext:value-type="float">
            <text:p>10,025</text:p>
          </table:table-cell>
          <table:table-cell table:style-name="ce6" office:value-type="string" calcext:value-type="string">
            <text:p>66 alarm-&gt;time = time(NULL) + alarm-&gt;seconds;</text:p>
          </table:table-cell>
          <table:table-cell table:style-name="ce84" office:value-type="string" calcext:value-type="string">
            <text:p><text:s/></text:p>
          </table:table-cell>
          <table:table-cell table:number-columns-repeated="6"/>
          <table:table-cell table:style-name="ce106" office:value-type="float" office:value="10005" calcext:value-type="float">
            <text:p>10,005</text:p>
          </table:table-cell>
          <table:covered-table-cell/>
          <table:table-cell table:number-columns-repeated="1000"/>
        </table:table-row>
        <table:table-row table:style-name="ro2">
          <table:table-cell table:number-columns-repeated="14"/>
          <table:table-cell table:style-name="ce6" office:value-type="string" calcext:value-type="string">
            <text:p>67 last = &amp;alarm_list;</text:p>
          </table:table-cell>
          <table:table-cell table:style-name="ce84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number-columns-repeated="6"/>
          <table:covered-table-cell/>
          <table:table-cell table:number-columns-repeated="1000"/>
        </table:table-row>
        <table:table-row table:style-name="ro2">
          <table:table-cell table:number-columns-repeated="14"/>
          <table:table-cell table:style-name="ce6" office:value-type="string" calcext:value-type="string">
            <text:p>68 next = *last;</text:p>
          </table:table-cell>
          <table:table-cell table:style-name="ce84" office:value-type="string" calcext:value-type="string">
            <text:p><text:s/></text:p>
          </table:table-cell>
          <table:table-cell table:style-name="ce3"/>
          <table:table-cell table:style-name="ce22" table:formula="of:=[.D73]" office:value-type="float" office:value="6" calcext:value-type="float">
            <table:detective>
              <table:highlighted-range table:cell-range-address="cond.D73:cond.D73" table:direction="from-same-table"/>
              <table:operation table:name="trace-precedents" table:index="3"/>
              <table:operation table:name="remove-precedents" table:index="4"/>
            </table:detective>
            <text:p>6</text:p>
          </table:table-cell>
          <table:table-cell table:number-columns-repeated="5"/>
          <table:covered-table-cell/>
          <table:table-cell table:number-columns-repeated="1000"/>
        </table:table-row>
        <table:table-row table:style-name="ro2">
          <table:table-cell table:number-columns-repeated="14"/>
          <table:table-cell table:style-name="ce6" office:value-type="string" calcext:value-type="string">
            <text:p>69 while (next != NULL) {</text:p>
          </table:table-cell>
          <table:table-cell table:style-name="ce8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1000"/>
        </table:table-row>
        <table:table-row table:style-name="ro2">
          <table:table-cell table:number-columns-repeated="14"/>
          <table:table-cell office:value-type="string" calcext:value-type="string">
            <text:p>70 if (next-&gt;time &gt;= alarm-&gt;time) {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1000"/>
        </table:table-row>
        <table:table-row table:style-name="ro2">
          <table:table-cell/>
          <table:table-cell table:style-name="ce6"/>
          <table:table-cell table:style-name="ce16"/>
          <table:table-cell table:number-columns-repeated="11"/>
          <table:table-cell office:value-type="string" calcext:value-type="string">
            <text:p>75 last = &amp;next-&gt;link;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1000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23:12:14.383439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9T23:55:49.373163199</dc:date>
    <meta:editing-cycles>724</meta:editing-cycles>
    <meta:editing-duration>P1DT6H4M28S</meta:editing-duration>
    <meta:generator>LibreOffice/5.1.6.2$Linux_X86_64 LibreOffice_project/10m0$Build-2</meta:generator>
    <meta:document-statistic meta:table-count="1" meta:cell-count="381" meta:object-count="0"/>
    <meta:user-defined meta:name="qrichtext">1</meta:user-defined>
  </office:meta>
</office:document-meta>
</file>